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fo:background-color="#ffff9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weight="normal" fo:background-color="#ffff99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P13" style:family="paragraph" style:parent-style-name="Standard" style:list-style-name="L7">
      <style:paragraph-properties fo:text-align="start" style:justify-single-word="false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24" style:family="paragraph" style:parent-style-name="Standard" style:list-style-name="L12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Standard" style:list-style-name="L13">
      <style:paragraph-properties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fo:font-weight="normal" fo:background-color="#ffff99" style:font-weight-asian="normal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fo:font-weight="normal" fo:background-color="#ffff99" style:font-weight-asian="normal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fo:font-weight="normal" fo:background-color="#e6e6ff" style:font-weight-asian="normal" style:font-weight-complex="normal"/>
    </style:style>
    <style:style style:name="P31" style:family="paragraph" style:parent-style-name="Standard" style:list-style-name="L11">
      <style:paragraph-properties fo:text-align="start" style:justify-single-word="false"/>
      <style:text-properties fo:font-weight="normal" fo:background-color="#e6e6ff" style:font-weight-asian="normal" style:font-weight-complex="normal"/>
    </style:style>
    <style:style style:name="P32" style:family="paragraph" style:parent-style-name="Standard" style:list-style-name="L10">
      <style:paragraph-properties fo:text-align="start" style:justify-single-word="false"/>
      <style:text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e6e6ff" style:font-weight-asian="normal" style:font-weight-complex="normal"/>
    </style:style>
    <style:style style:name="T3" style:family="text">
      <style:text-properties fo:font-weight="normal" fo:background-color="#ffff99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e6e6ff"/>
    </style:style>
    <style:style style:name="T6" style:family="text">
      <style:text-properties fo:background-color="transparent"/>
    </style:style>
    <style:style style:name="T7" style:family="text">
      <style:text-properties fo:background-color="#ffff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LATION GUIDE</text:p>
      <text:p text:style-name="P5"/>
      <text:p text:style-name="P10">A. Overview</text:p>
      <text:p text:style-name="P5">This guide shows how to run the code used to produce the images in our paper: <text:a xlink:type="simple" xlink:href="http://www.evolvingai.org/fooling">http://www.evolvingai.org/fooling</text:a></text:p>
      <text:p text:style-name="P5"/>
      <text:p text:style-name="P10">B. Requirements</text:p>
      <text:p text:style-name="P9">Software:</text:p>
      <text:p text:style-name="P7">This is an installation process that requires two main software packages (included in this package):</text:p>
      <text:list xml:id="list137121884" text:style-name="L1">
        <text:list-item>
          <text:p text:style-name="P12"><text:span text:style-name="T1">Caffe: </text:span><text:a xlink:type="simple" xlink:href="http://caffe.berkeleyvision.org/"><text:span text:style-name="T1">http://caffe.berkeleyvision.org</text:span></text:a></text:p>
          <text:list>
            <text:list-item>
              <text:p text:style-name="P14">Our libraries installed to work with Caffe</text:p>
              <text:list>
                <text:list-item>
                  <text:p text:style-name="P14">Cuda 6.0</text:p>
                </text:list-item>
                <text:list-item>
                  <text:p text:style-name="P14">Boost 1.52</text:p>
                </text:list-item>
              </text:list>
            </text:list-item>
          </text:list>
        </text:list-item>
        <text:list-item>
          <text:p text:style-name="P12"><text:span text:style-name="T1">Sferes: </text:span><text:a xlink:type="simple" xlink:href="https://github.com/jbmouret/sferes2"><text:span text:style-name="T1">https://github.com/jbmouret/sferes2</text:span></text:a></text:p>
          <text:list>
            <text:list-item>
              <text:p text:style-name="P14">Our libraries installed to work with Sferes</text:p>
              <text:list>
                <text:list-item>
                  <text:p text:style-name="P14">OpenCV 2.4.10</text:p>
                </text:list-item>
                <text:list-item>
                  <text:p text:style-name="P14">Boost 1.52</text:p>
                </text:list-item>
                <text:list-item>
                  <text:p text:style-name="P14">g++ 4.9 (a C++ compiler that is compatible with C++11 standard)</text:p>
                </text:list-item>
              </text:list>
            </text:list-item>
          </text:list>
        </text:list-item>
      </text:list>
      <text:p text:style-name="P7"/>
      <text:p text:style-name="P9">Computing Environment:</text:p>
      <text:list xml:id="list2162955876" text:style-name="L2">
        <text:list-item>
          <text:p text:style-name="P15">An MNIST experiment (Fig. 4, 5 in the paper) can be run directly on a local machine (4-core) within a reasonable amount of time (around 5 minutes or less for 200 generations) </text:p>
        </text:list-item>
        <text:list-item>
          <text:p text:style-name="P15">An ImageNet experiment needs to be run on a cluster environment. It took us 4 days x 128 cores to run 5000 generations and produce 1000 images (Fig. 8 in the paper).</text:p>
        </text:list-item>
      </text:list>
      <text:p text:style-name="P5"/>
      <text:p text:style-name="P10">C. Installation</text:p>
      <text:list xml:id="list1599792850" text:style-name="L3">
        <text:list-item>
          <text:p text:style-name="P16">Install Caffe and its required libraries.</text:p>
        </text:list-item>
      </text:list>
      <text:list xml:id="list403444790" text:style-name="L4">
        <text:list-item>
          <text:list>
            <text:list-item>
              <text:p text:style-name="P17">The specific version provided is different from the Caffe master branch and it has the modification that enables feeding OpenCV data from memory to a Caffe model for evaluation via ImageDataLayer.</text:p>
            </text:list-item>
            <text:list-item>
              <text:p text:style-name="P17">Caffe installation guide: http://caffe.berkeleyvision.org/installation.html</text:p>
            </text:list-item>
          </text:list>
        </text:list-item>
      </text:list>
      <text:list xml:id="list1508494903" text:continue-list="list1599792850" text:style-name="L3">
        <text:list-item>
          <text:p text:style-name="P16">Find a model you want to “fool” or train one yourself. We used the BVLC CaffeNet model provided by Caffe.</text:p>
        </text:list-item>
      </text:list>
      <text:list xml:id="list1317837817" text:style-name="L5">
        <text:list-item>
          <text:list>
            <text:list-item>
              <text:p text:style-name="P18">See the list of models <text:a xlink:type="simple" xlink:href="https://github.com/BVLC/caffe/wiki/Models-accuracy-on-ImageNet-2012-val">here</text:a>.</text:p>
            </text:list-item>
            <text:list-item>
              <text:p text:style-name="P18">Make sure that it is running and gives you validation / test errors as expected.</text:p>
            </text:list-item>
          </text:list>
        </text:list-item>
      </text:list>
      <text:list xml:id="list647882633" text:continue-list="list1508494903" text:style-name="L3">
        <text:list-item>
          <text:p text:style-name="P16">Install Sferes and its required libraries:</text:p>
        </text:list-item>
      </text:list>
      <text:list xml:id="list2073689293" text:style-name="L6">
        <text:list-item>
          <text:list>
            <text:list-item>
              <text:p text:style-name="P19">The specific Sferes version provided has all the modules needed to run the experiment and is very similar to (but not the same as) the Sferes master branch.</text:p>
            </text:list-item>
            <text:list-item>
              <text:p text:style-name="P19">Sferes installation guide: <text:a xlink:type="simple" xlink:href="https://github.com/jbmouret/sferes2/wiki/Compilation">https://github.com/jbmouret/sferes2/wiki/Compilation</text:a></text:p>
            </text:list-item>
          </text:list>
        </text:list-item>
      </text:list>
      <text:list xml:id="list265924268" text:continue-list="list647882633" text:style-name="L3">
        <text:list-item>
          <text:p text:style-name="P16">Linking Caffe and Sferes:</text:p>
        </text:list-item>
      </text:list>
      <text:list xml:id="list1485506568" text:style-name="L7">
        <text:list-item>
          <text:list>
            <text:list-item>
              <text:p text:style-name="P20"><text:soft-page-break/>Our code already does the linking between Caffe and Sferes:</text:p>
              <text:list>
                <text:list-item>
                  <text:p text:style-name="P20">Sending an image in memory (OpenCV::Mat) to Caffe for evaluation</text:p>
                </text:list-item>
                <text:list-item>
                  <text:p text:style-name="P20">Get the output confidence scores from the Caffe model for that image</text:p>
                </text:list-item>
                <text:list-item>
                  <text:p text:style-name="P20">See <text:span text:style-name="T5">./sferes/exp/images/fit/fit_map_deep_learning.hpp</text:span></text:p>
                </text:list-item>
              </text:list>
            </text:list-item>
            <text:list-item>
              <text:p text:style-name="P20">Install the Caffe libraries</text:p>
              <text:list>
                <text:list-item>
                  <text:p text:style-name="P20">Install the Caffe library (caffe.so and caffe.a) and its headers so that Sferes can find it for compilation.</text:p>
                  <text:list>
                    <text:list-item>
                      <text:p text:style-name="P20">You can refer to <text:span text:style-name="T5">./sferes/install_caffe.sh</text:span> to see how we install it on our system.</text:p>
                    </text:list-item>
                  </text:list>
                </text:list-item>
                <text:list-item>
                  <text:p text:style-name="P20">Modify Sferes waf configuration file according to your system</text:p>
                  <text:list>
                    <text:list-item>
                      <text:p text:style-name="P13"><text:span text:style-name="T1">In file: </text:span><text:span text:style-name="T2">./sferes/exp/images/wscript</text:span></text:p>
                    </text:list-item>
                    <text:list-item>
                      <text:p text:style-name="P20">Make sure that the path in <text:span text:style-name="T7">obj.includes =</text:span><text:span text:style-name="T6"> points to the correct locations</text:span><text:span text:style-name="T5">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93223542" text:continue-list="list265924268" text:style-name="L3">
        <text:list-item>
          <text:p text:style-name="P16">Compile a Sferes experiment:</text:p>
        </text:list-item>
      </text:list>
      <text:list xml:id="list1262239122" text:style-name="L8">
        <text:list-item>
          <text:list>
            <text:list-item>
              <text:p text:style-name="P21">Our Sferes experiments for the paper are located in the <text:span text:style-name="T5">./sferes/exp/images</text:span><text:span text:style-name="T6"> folder</text:span></text:p>
            </text:list-item>
            <text:list-item>
              <text:p text:style-name="P21">Update the experiment config to compile an experiment:</text:p>
              <text:list>
                <text:list-item>
                  <text:p text:style-name="P21">In file: <text:span text:style-name="T5">./sferes/exp/images/wscript</text:span></text:p>
                </text:list-item>
                <text:list-item>
                  <text:p text:style-name="P26">Modify the field <text:span text:style-name="T7">obj.source =</text:span> to a file name in the experiment folder</text:p>
                </text:list-item>
              </text:list>
            </text:list-item>
            <text:list-item>
              <text:p text:style-name="P26">Make sure that the code compiles correctly with waf:</text:p>
              <text:list>
                <text:list-item>
                  <text:p text:style-name="P28">waf -- configure … <text:s/></text:p>
                  <text:list>
                    <text:list-item>
                      <text:p text:style-name="P30"><text:span text:style-name="T6">see </text:span>./sferes/build.sh<text:span text:style-name="T6"> for example parameters we used on our system</text:span></text:p>
                    </text:list-item>
                  </text:list>
                </text:list-item>
                <text:list-item>
                  <text:p text:style-name="P28">waf build</text:p>
                </text:list-item>
                <text:list-item>
                  <text:p text:style-name="P28">waf -- exp images</text:p>
                </text:list-item>
                <text:list-item>
                  <text:p text:style-name="P26">This is the result of our working waf -- configure for your reference</text:p>
                </text:list-item>
              </text:list>
            </text:list-item>
          </text:list>
        </text:list-item>
      </text:list>
      <text:p text:style-name="P8"/>
      <text:p text:style-name="P11">WARNING simplejson not found some function may not work </text:p>
      <text:p text:style-name="P11">module : [modules/nn2] </text:p>
      <text:p text:style-name="P11">module : [modules/map_elite] </text:p>
      <text:p text:style-name="P11">Check for program g++ or c++ <text:s text:c="12"/>: /usr/bin/g++ </text:p>
      <text:p text:style-name="P11">Check for program cpp <text:s text:c="19"/>: /usr/bin/cpp </text:p>
      <text:p text:style-name="P11">Check for program ar <text:s text:c="20"/>: /usr/bin/ar </text:p>
      <text:p text:style-name="P11">Check for program ranlib <text:s text:c="16"/>: /usr/bin/ranlib </text:p>
      <text:p text:style-name="P11">Checking for g++ <text:s text:c="24"/>: ok <text:s/></text:p>
      <text:p text:style-name="P11">boost headers <text:s text:c="27"/>: Version 1_52 (/home/anh/src/sferes/include) </text:p>
      <text:p text:style-name="P11">library boost_serialization <text:s text:c="13"/>: ok </text:p>
      <text:p text:style-name="P11">library boost_filesystem <text:s text:c="16"/>: ok </text:p>
      <text:p text:style-name="P11">library boost_system <text:s text:c="20"/>: ok </text:p>
      <text:p text:style-name="P11">library boost_unit_test_framework <text:s text:c="7"/>: ok </text:p>
      <text:p text:style-name="P11">library boost_program_options <text:s text:c="11"/>: ok </text:p>
      <text:p text:style-name="P11">library boost_graph <text:s text:c="21"/>: ok </text:p>
      <text:p text:style-name="P11">library boost_mpi <text:s text:c="23"/>: ok </text:p>
      <text:p text:style-name="P11">library boost_python <text:s text:c="20"/>: ok </text:p>
      <text:p text:style-name="P11">library boost_thread <text:s text:c="20"/>: ok </text:p>
      <text:p text:style-name="P11"><text:soft-page-break/>Checking for header tbb/parallel_for.h <text:s text:c="2"/>: not found </text:p>
      <text:p text:style-name="P11">Checking for header tbb/parallel_for.h <text:s text:c="2"/>: not found </text:p>
      <text:p text:style-name="P11">Checking for header mpi.h <text:s text:c="15"/>: ok /usr/include/mpi </text:p>
      <text:p text:style-name="P11">Checking for SDL (optional) <text:s text:c="13"/>: not found </text:p>
      <text:p text:style-name="P11">Checking for header Eigen/Core <text:s text:c="10"/>: ok /home/anh/src/sferes/include </text:p>
      <text:p text:style-name="P11">Check for program ode-config <text:s text:c="12"/>: not found </text:p>
      <text:p text:style-name="P11">Checking for ODE (optional) <text:s text:c="13"/>: not found </text:p>
      <text:p text:style-name="P11">Checking for GSL (optional) <text:s text:c="13"/>: not found </text:p>
      <text:p text:style-name="P8"/>
      <text:list xml:id="list1715625312" text:continue-list="list1993223542" text:style-name="L3">
        <text:list-item>
          <text:p text:style-name="P16">List of experiment to reproduce :</text:p>
        </text:list-item>
      </text:list>
      <text:list xml:id="list1525708102" text:style-name="L9">
        <text:list-item>
          <text:list>
            <text:list-item>
              <text:p text:style-name="P22">Direct Encoding (section 3.1 and 3.3 in the paper)</text:p>
              <text:list>
                <text:list-item>
                  <text:p text:style-name="P22">MNIST: <text:span text:style-name="T5">dl_map_elites_images_mnist_direct_encoding.cpp</text:span></text:p>
                </text:list-item>
                <text:list-item>
                  <text:p text:style-name="P22">ImageNet: <text:span text:style-name="T5">dl_map_elites_images_imagenet_direct_encoding.cpp</text:span></text:p>
                </text:list-item>
              </text:list>
            </text:list-item>
            <text:list-item>
              <text:p text:style-name="P22">Indirect Encoding (section 3.2 and 3.4 in the paper)</text:p>
              <text:list>
                <text:list-item>
                  <text:p text:style-name="P22">MNIST: <text:span text:style-name="T5">dl_map_elites_images_mnist.cpp</text:span></text:p>
                </text:list-item>
                <text:list-item>
                  <text:p text:style-name="P22">ImageNet: <text:span text:style-name="T5">dl_map_elites_images.cpp</text:span></text:p>
                </text:list-item>
              </text:list>
            </text:list-item>
          </text:list>
        </text:list-item>
      </text:list>
      <text:list xml:id="list1932875009" text:continue-list="list1715625312" text:style-name="L3">
        <text:list-item>
          <text:p text:style-name="P16">Configure the experiment in the cpp file:</text:p>
        </text:list-item>
      </text:list>
      <text:list xml:id="list804658617" text:style-name="L10">
        <text:list-item>
          <text:list>
            <text:list-item>
              <text:p text:style-name="P27">After selecting an experiment and compiling successfully, now configure it as you want.</text:p>
            </text:list-item>
            <text:list-item>
              <text:p text:style-name="P27">File <text:span text:style-name="T5">./sferes/exp/images/dl_images.hpp</text:span> contains generic parameters which are by default in inherited (and can be overwritten) by the experiments:</text:p>
              <text:list>
                <text:list-item>
                  <text:p text:style-name="P27"><text:span text:style-name="T7">Params::image::size</text:span> : size of the images to evolve (default to 256)</text:p>
                </text:list-item>
                <text:list-item>
                  <text:p text:style-name="P27">P<text:span text:style-name="T7">arams::image::crop_size </text:span>: <text:s/>crop size according to Caffe config (default to 227)</text:p>
                </text:list-item>
                <text:list-item>
                  <text:p text:style-name="P27"><text:span text:style-name="T7">Params::image::use_crops</text:span> : use crop or not. </text:p>
                  <text:list>
                    <text:list-item>
                      <text:p text:style-name="P27">True: Use 10 crops </text:p>
                    </text:list-item>
                    <text:list-item>
                      <text:p text:style-name="P27">False: Use 1 center crop</text:p>
                    </text:list-item>
                  </text:list>
                </text:list-item>
                <text:list-item>
                  <text:p text:style-name="P32"><text:span text:style-name="T3">Params::image::color</text:span><text:span text:style-name="T1"> : True/False for MNIST grayscale or ImageNet color images.</text:span></text:p>
                </text:list-item>
                <text:list-item>
                  <text:p text:style-name="P32"><text:span text:style-name="T3">Params::image::num_categories </text:span><text:span text:style-name="T1">: default to 1000 corresponding to 1000 ImageNet categories. Change to 10 for MNIST.</text:span></text:p>
                  <text:list>
                    <text:list-item>
                      <text:p text:style-name="P32"><text:span text:style-name="T1">Note: in the experiment cpp file also update </text:span><text:span text:style-name="T3">Params::ea::res_y</text:span><text:span text:style-name="T1"> to be equal to the num_categories unless you know MAP-Elites really well to experiment differently.</text:span></text:p>
                    </text:list-item>
                  </text:list>
                </text:list-item>
              </text:list>
            </text:list-item>
            <text:list-item>
              <text:p text:style-name="P32"><text:span text:style-name="T1">In the experiment cpp file (e.g. </text:span><text:span text:style-name="T2">dl_map_elites_images.cpp</text:span><text:span text:style-name="T1">):</text:span></text:p>
              <text:list>
                <text:list-item>
                  <text:p text:style-name="P32"><text:span text:style-name="T3">Params::pop::nb_gen</text:span><text:span text:style-name="T1"> : the number of generations to run.</text:span></text:p>
                </text:list-item>
                <text:list-item>
                  <text:p text:style-name="P32"><text:span text:style-name="T3">Params::pop::size</text:span><text:span text:style-name="T1"> : the number of population</text:span></text:p>
                </text:list-item>
                <text:list-item>
                  <text:p text:style-name="P32"><text:span text:style-name="T3">Params::image::model_definition</text:span><text:span text:style-name="T1"> : path to the prototxt file used by your model</text:span></text:p>
                  <text:list>
                    <text:list-item>
                      <text:p text:style-name="P27">See the example prototxt file</text:p>
                    </text:list-item>
                  </text:list>
                </text:list-item>
                <text:list-item>
                  <text:p text:style-name="P32"><text:span text:style-name="T3">Params::image::pretrained_model</text:span><text:span text:style-name="T1"> : path to your model</text:span></text:p>
                </text:list-item>
                <text:list-item>
                  <text:p text:style-name="P32"><text:span text:style-name="T3">Params::pop::dump_period</text:span><text:span text:style-name="T1"> : how frequently your images will be printed out</text:span></text:p>
                </text:list-item>
                <text:list-item>
                  <text:p text:style-name="P27">To run on cluster with MPI, uncomment this line</text:p>
                  <text:list>
                    <text:list-item>
                      <text:p text:style-name="P29">typedef eval::MpiParallel&lt;Params&gt; eval_t;</text:p>
                    </text:list-item>
                  </text:list>
                </text:list-item>
                <text:list-item>
                  <text:p text:style-name="P27"><text:soft-page-break/>To run locally on a single core, uncomment this line, and comment out the above</text:p>
                  <text:list>
                    <text:list-item>
                      <text:p text:style-name="P29">typedef eval::Eval&lt;Params&gt; eval_t;</text:p>
                    </text:list-item>
                  </text:list>
                </text:list-item>
              </text:list>
            </text:list-item>
          </text:list>
        </text:list-item>
      </text:list>
      <text:list xml:id="list773386851" text:continue-list="list1932875009" text:style-name="L3">
        <text:list-item>
          <text:p text:style-name="P16">Test running your experiment:</text:p>
        </text:list-item>
      </text:list>
      <text:list xml:id="list1414538670" text:style-name="L11">
        <text:list-item>
          <text:list>
            <text:list-item>
              <text:p text:style-name="P23">The binary will be located in the directories:</text:p>
              <text:list>
                <text:list-item>
                  <text:p text:style-name="P31">./sferes/default/exp/images</text:p>
                </text:list-item>
                <text:list-item>
                  <text:p text:style-name="P31">./sferes/debug/exp/images</text:p>
                </text:list-item>
              </text:list>
            </text:list-item>
            <text:list-item>
              <text:p text:style-name="P23">If running locally, you can test running this binary directly and the result will be written in a newly created directory: “<text:span text:style-name="T4">mmm</text:span>” (i.e. .<text:span text:style-name="T5">/sferes/mmm/</text:span>)</text:p>
              <text:list>
                <text:list-item>
                  <text:p text:style-name="P23">The fitness or confidence score of the champions in each generation will be written in the archive_x.dat (e.g., for generation <text:span text:style-name="T4">235</text:span>, see <text:span text:style-name="T5">./sferes/mmm/archive_235.dat</text:span>).</text:p>
                  <text:list>
                    <text:list-item>
                      <text:p text:style-name="P23">The first column is the category index</text:p>
                    </text:list-item>
                    <text:list-item>
                      <text:p text:style-name="P23">The second column is the fitness</text:p>
                    </text:list-item>
                  </text:list>
                </text:list-item>
                <text:list-item>
                  <text:p text:style-name="P23">Images are stored in <text:span text:style-name="T5">./sferes/mmm/map_gen_x</text:span> (e.g., for generation <text:span text:style-name="T4">236</text:span>, see <text:span text:style-name="T5">./sferes/mmm/map_gen_236</text:span>).</text:p>
                </text:list-item>
              </text:list>
            </text:list-item>
          </text:list>
        </text:list-item>
      </text:list>
      <text:list xml:id="list1729034706" text:continue-list="list773386851" text:style-name="L3">
        <text:list-item>
          <text:p text:style-name="P16">To run on a cluster</text:p>
        </text:list-item>
      </text:list>
      <text:list xml:id="list272568860" text:style-name="L12">
        <text:list-item>
          <text:list>
            <text:list-item>
              <text:p text:style-name="P24">We use 128 cores usually to run ImageNet experiments.</text:p>
            </text:list-item>
            <text:list-item>
              <text:p text:style-name="P24">If you need help configuring, consult the file : <text:span text:style-name="T5">./sferes/submit_jobs.py</text:span>. This is how we schedule jobs on a cluster environment.</text:p>
            </text:list-item>
          </text:list>
        </text:list-item>
      </text:list>
      <text:p text:style-name="P7"/>
      <text:list xml:id="list1602382024" text:continue-list="list1729034706" text:style-name="L3">
        <text:list-item>
          <text:p text:style-name="P16">Caffe version</text:p>
        </text:list-item>
      </text:list>
      <text:list xml:id="list1364095971" text:style-name="L13">
        <text:list-item>
          <text:list>
            <text:list-item>
              <text:p text:style-name="P25">Our particular Caffe version requires a dummy <text:span text:style-name="T7">source</text:span> parameter in the prototxt in order to initialize the input data blobs at the IMAGE_DATA layer properly. </text:p>
              <text:list>
                <text:list-item>
                  <text:p text:style-name="P25">Please refer to the <text:span text:style-name="T5">./model</text:span> directory on how we configure the prototxt</text:p>
                </text:list-item>
              </text:list>
            </text:list-item>
            <text:list-item>
              <text:p text:style-name="P25">The batch size in the prototxt file is default to 10 as we use 10 crops per evaluation.</text:p>
            </text:list-item>
          </text:list>
        </text:list-item>
      </text:list>
      <text:p text:style-name="P7"/>
      <text:p text:style-name="P7"/>
      <text:p text:style-name="P7"/>
      <text:p text:style-name="P7">For specific Sferes or Caffe questions, please see their github pages or Google groups.</text:p>
      <text:p text:style-name="P7">For other questions regarding these experiments from our paper, please don't hesitate to ask. :)</text:p>
      <text:p text:style-name="P7"/>
      <text:p text:style-name="P7"/>
      <text:p text:style-name="P7">Cheers,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MP3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Deep Neural Networks are Easily Fooled:</text:p>
              <text:p text:style-name="MP1">High Confidence Prediction for Unrecognizable Images</text:p>
            </table:table-cell>
            <table:table-cell table:style-name="Table1.A1" office:value-type="string">
              <text:p text:style-name="MP2">Installation Guide</text:p>
              <text:p text:style-name="MP3">Updated 2015-01-13</text:p>
            </table:table-cell>
          </table:table-row>
        </table:table>
        <text:p text:style-name="Header"/>
      </style:header>
      <style:footer>
        <text:p text:style-name="MP4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h </meta:initial-creator>
    <meta:creation-date>2015-01-13T11:38:52</meta:creation-date>
    <meta:generator>LibreOffice/3.5$Linux_X86_64 LibreOffice_project/350m1$Build-2</meta:generator>
    <dc:date>2015-01-15T08:31:32</dc:date>
    <dc:creator>anh </dc:creator>
    <meta:editing-duration>PT3H34M26S</meta:editing-duration>
    <meta:editing-cycles>110</meta:editing-cycles>
    <meta:document-statistic meta:table-count="1" meta:image-count="0" meta:object-count="0" meta:page-count="4" meta:paragraph-count="129" meta:word-count="1138" meta:character-count="7537" meta:non-whitespace-character-count="6231"/>
  </office:meta>
</office:document-meta>
</file>